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Encoding.PDFEncoding( String bas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fferencesBuilder.addDifferenc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Encoding.isPredefinedEncodi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oding.setDifferences( PDFArray dif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ifferencesBuilder.hasDif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erencesBuilder.toPDF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erencesBuilder.add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Encoding.createDifference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